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Otsikko1" style:master-page-name="MP0" style:family="paragraph">
      <style:paragraph-properties fo:break-before="page" fo:text-align="start"/>
    </style:style>
    <style:style style:name="P7" style:parent-style-name="Normaali" style:family="paragraph">
      <style:text-properties style:font-name="Garamond" style:font-name-complex="Tahoma" fo:font-size="11pt" style:font-size-asian="11pt"/>
    </style:style>
    <style:style style:name="P8" style:parent-style-name="Normaali" style:family="paragraph">
      <style:text-properties style:font-name="Garamond" fo:font-size="11pt" style:font-size-asian="11pt"/>
    </style:style>
    <style:style style:name="P9" style:parent-style-name="Otsikko1" style:family="paragraph">
      <style:paragraph-properties fo:text-align="start"/>
    </style:style>
    <style:style style:name="P10" style:parent-style-name="Normaali" style:family="paragraph">
      <style:paragraph-properties fo:text-align="justify"/>
      <style:text-properties style:font-name="Garamond" fo:font-size="11pt" style:font-size-asian="11pt"/>
    </style:style>
    <style:style style:name="P11" style:parent-style-name="Otsikko1" style:family="paragraph">
      <style:paragraph-properties fo:text-align="start"/>
    </style:style>
    <style:style style:name="P12" style:parent-style-name="Normaali" style:family="paragraph">
      <style:paragraph-properties fo:text-align="justify"/>
      <style:text-properties style:font-name="Garamond" fo:font-size="11pt" style:font-size-asian="11pt"/>
    </style:style>
    <style:style style:name="P13" style:parent-style-name="Normaali" style:family="paragraph">
      <style:paragraph-properties fo:text-align="justify"/>
    </style:style>
    <style:style style:name="P14" style:parent-style-name="Normaali" style:family="paragraph">
      <style:paragraph-properties fo:text-align="justify"/>
    </style:style>
    <style:style style:name="P15" style:parent-style-name="Normaali" style:family="paragraph">
      <style:paragraph-properties fo:text-align="justify"/>
      <style:text-properties style:font-name="Garamond" fo:font-size="11pt" style:font-size-asian="11pt"/>
    </style:style>
    <style:style style:name="P16" style:parent-style-name="Otsikko1" style:family="paragraph">
      <style:paragraph-properties fo:text-align="start"/>
    </style:style>
    <style:style style:name="P17" style:parent-style-name="Normaali" style:family="paragraph">
      <style:paragraph-properties fo:text-align="justify"/>
      <style:text-properties style:font-name="Garamond" fo:font-size="11pt" style:font-size-asian="11pt"/>
    </style:style>
    <style:style style:name="P18" style:parent-style-name="Normaali" style:family="paragraph">
      <style:paragraph-properties fo:text-align="justify"/>
    </style:style>
    <style:style style:name="P19" style:parent-style-name="Normaali" style:family="paragraph">
      <style:paragraph-properties fo:text-align="justify"/>
      <style:text-properties style:font-name="Garamond" fo:font-size="11pt" style:font-size-asian="11pt"/>
    </style:style>
    <style:style style:name="P20" style:parent-style-name="Otsikko1" style:family="paragraph">
      <style:paragraph-properties fo:text-align="start"/>
    </style:style>
    <style:style style:name="P21" style:parent-style-name="Normaali" style:family="paragraph">
      <style:paragraph-properties fo:text-align="justify"/>
    </style:style>
    <style:style style:name="P22" style:parent-style-name="Normaali" style:family="paragraph">
      <style:paragraph-properties fo:text-align="justify"/>
    </style:style>
    <style:style style:name="P23" style:parent-style-name="Normaali" style:family="paragraph">
      <style:paragraph-properties fo:text-align="justify"/>
    </style:style>
    <style:style style:name="P24" style:parent-style-name="Normaali" style:family="paragraph">
      <style:paragraph-properties fo:text-align="justify"/>
    </style:style>
    <style:style style:name="P25" style:parent-style-name="Normaali" style:family="paragraph">
      <style:paragraph-properties fo:text-align="justify"/>
      <style:text-properties style:font-name="Garamond" fo:font-size="11pt" style:font-size-asian="11pt"/>
    </style:style>
    <style:style style:name="P26" style:parent-style-name="Otsikko1" style:family="paragraph">
      <style:paragraph-properties fo:text-align="start"/>
    </style:style>
    <style:style style:name="P27" style:parent-style-name="Normaali" style:family="paragraph">
      <style:paragraph-properties fo:text-align="justify"/>
      <style:text-properties style:font-name="Garamond" fo:font-size="11pt" style:font-size-asian="11pt"/>
    </style:style>
    <style:style style:name="P28" style:parent-style-name="Leipäteksti2" style:family="paragraph">
      <style:text-properties style:font-name="Times New Roman" fo:font-size="12pt" style:font-size-asian="12pt"/>
    </style:style>
    <style:style style:name="P29" style:parent-style-name="Otsikko1" style:family="paragraph">
      <style:paragraph-properties fo:text-align="start"/>
    </style:style>
    <style:style style:name="P30" style:parent-style-name="Normaali" style:family="paragraph">
      <style:paragraph-properties fo:text-align="justify"/>
      <style:text-properties style:font-name="Garamond" fo:font-size="11pt" style:font-size-asian="11pt"/>
    </style:style>
    <style:style style:name="P31" style:parent-style-name="Normaali" style:family="paragraph">
      <style:paragraph-properties fo:text-align="justify"/>
    </style:style>
    <style:style style:name="P32" style:parent-style-name="Normaali" style:family="paragraph">
      <style:paragraph-properties fo:text-align="justify"/>
      <style:text-properties style:font-name="Garamond" fo:font-weight="bold" style:font-weight-asian="bold" style:font-weight-complex="bold" fo:font-size="11pt" style:font-size-asian="11pt"/>
    </style:style>
    <style:style style:name="P33" style:parent-style-name="Otsikko1" style:family="paragraph">
      <style:paragraph-properties fo:text-align="start"/>
    </style:style>
    <style:style style:name="P34" style:parent-style-name="Normaali" style:family="paragraph">
      <style:paragraph-properties fo:text-align="justify"/>
      <style:text-properties style:font-name="Garamond" fo:font-size="11pt" style:font-size-asian="11pt"/>
    </style:style>
    <style:style style:name="T35" style:parent-style-name="Kappaleenoletusfontti" style:family="text">
      <style:text-properties style:font-name="Times New Roman" fo:font-size="12pt" style:font-size-asian="12pt"/>
    </style:style>
    <style:style style:name="P36" style:parent-style-name="Leipäteksti2" style:family="paragraph">
      <style:text-properties fo:font-weight="bold" style:font-weight-asian="bold" style:font-weight-complex="bold"/>
    </style:style>
    <style:style style:name="P37" style:parent-style-name="Otsikko1" style:family="paragraph">
      <style:paragraph-properties fo:text-align="start"/>
    </style:style>
    <style:style style:name="P38" style:parent-style-name="Leipäteksti2" style:family="paragraph">
      <style:text-properties style:font-name="Times New Roman" fo:font-size="12pt" style:font-size-asian="12pt"/>
    </style:style>
    <style:style style:name="P39" style:parent-style-name="Normaali" style:family="paragraph">
      <style:paragraph-properties fo:text-align="justify"/>
    </style:style>
    <style:style style:name="P40" style:parent-style-name="Normaali" style:family="paragraph">
      <style:paragraph-properties fo:text-align="justify"/>
    </style:style>
    <style:style style:name="P41" style:parent-style-name="Normaali" style:family="paragraph">
      <style:paragraph-properties fo:text-align="justify"/>
      <style:text-properties style:font-name="Garamond" fo:font-size="11pt" style:font-size-asian="11pt"/>
    </style:style>
    <style:style style:name="P42" style:parent-style-name="Otsikko1" style:family="paragraph">
      <style:paragraph-properties fo:text-align="start"/>
    </style:style>
    <style:style style:name="P43" style:parent-style-name="Normaali" style:family="paragraph">
      <style:paragraph-properties fo:text-align="justify"/>
      <style:text-properties style:font-name="Garamond" fo:font-size="11pt" style:font-size-asian="11pt"/>
    </style:style>
    <style:style style:name="P44" style:parent-style-name="Normaali" style:family="paragraph">
      <style:paragraph-properties fo:text-align="justify"/>
    </style:style>
    <style:style style:name="P45" style:parent-style-name="Normaali" style:family="paragraph">
      <style:paragraph-properties fo:text-align="justify"/>
      <style:text-properties style:font-name="Garamond" fo:font-size="11pt" style:font-size-asian="11pt"/>
    </style:style>
    <style:style style:name="P46" style:parent-style-name="Otsikko1" style:family="paragraph">
      <style:paragraph-properties fo:text-align="start"/>
    </style:style>
    <style:style style:name="P47" style:parent-style-name="Normaali" style:family="paragraph">
      <style:paragraph-properties fo:text-align="justify"/>
      <style:text-properties style:font-name="Garamond" fo:font-size="11pt" style:font-size-asian="11pt"/>
    </style:style>
    <style:style style:name="P48" style:parent-style-name="Normaali" style:family="paragraph">
      <style:paragraph-properties fo:text-align="justify"/>
    </style:style>
    <style:style style:name="P49" style:parent-style-name="Normaali" style:family="paragraph">
      <style:paragraph-properties fo:text-align="justify"/>
    </style:style>
    <style:style style:name="P50" style:parent-style-name="Normaali" style:family="paragraph">
      <style:paragraph-properties fo:text-align="justify"/>
    </style:style>
    <style:style style:name="P51" style:parent-style-name="Normaali" style:family="paragraph">
      <style:paragraph-properties fo:text-align="justify"/>
      <style:text-properties style:font-name="Garamond" fo:font-size="11pt" style:font-size-asian="11pt"/>
    </style:style>
    <style:style style:name="P52" style:parent-style-name="Normaali" style:family="paragraph">
      <style:paragraph-properties fo:text-align="justify"/>
      <style:text-properties style:font-name="Garamond" fo:font-size="11pt" style:font-size-asian="11pt"/>
    </style:style>
    <style:style style:name="P53" style:parent-style-name="Normaali" style:family="paragraph">
      <style:paragraph-properties fo:text-align="justify"/>
      <style:text-properties style:font-name="Garamond" fo:font-size="11pt" style:font-size-asian="11pt"/>
    </style:style>
    <style:style style:name="P54" style:parent-style-name="Normaali" style:family="paragraph">
      <style:paragraph-properties fo:text-align="justify"/>
      <style:text-properties style:font-name="Garamond" fo:font-size="11pt" style:font-size-asian="11pt"/>
    </style:style>
    <style:style style:name="P55" style:parent-style-name="Normaali" style:family="paragraph">
      <style:paragraph-properties fo:text-align="justify"/>
      <style:text-properties style:font-name="Garamond" fo:font-size="11pt" style:font-size-asian="11pt"/>
    </style:style>
    <style:style style:name="P56" style:parent-style-name="Normaali" style:family="paragraph">
      <style:paragraph-properties fo:text-align="justify">
        <style:tab-stops>
          <style:tab-stop style:type="left" style:position="2.7562in"/>
        </style:tab-stops>
      </style:paragraph-properties>
    </style:style>
    <style:style style:name="P57" style:parent-style-name="Normaali" style:family="paragraph">
      <style:paragraph-properties fo:text-align="justify">
        <style:tab-stops>
          <style:tab-stop style:type="left" style:position="2.7562in"/>
        </style:tab-stops>
      </style:paragraph-properties>
    </style:style>
  </office:automatic-styles>
  <office:body>
    <office:text text:use-soft-page-breaks="true">
      <text:h text:style-name="P1" text:outline-level="1">1. Osapuolet</text:h>
      <text:p text:style-name="P7"/>
      <text:p text:style-name="Normaali">Niko Aki-Petteri Leppänoro, henkilönumero<text:s/>230592-1415</text:p>
      <text:p text:style-name="Normaali">(jäljempänä ”Tekijä”)</text:p>
      <text:p text:style-name="Normaali">sekä</text:p>
      <text:p text:style-name="Normaali">BelleGames Oy,<text:s/><text:bookmark-start text:name="_ctl0_ContentPlaceHolder_rptHakuTulos__c"/><text:bookmark-end text:name="_ctl0_ContentPlaceHolder_rptHakuTulos__c"/>y-tunnus 2402315-1 (jäljempänä ”Yhtiö”) ja molemmat yhdessä jäljempänä ”Osapuolet” ja erikseen ”Osapuoli”.</text:p>
      <text:p text:style-name="P8"/>
      <text:h text:style-name="P9" text:outline-level="1">2. Sopimuksen tausta ja tarkoitus</text:h>
      <text:p text:style-name="P10"/>
      <text:p text:style-name="Textbody">Tämän<text:s/>sopimuksen tarkoituksena on sopia Yhtiön projektien (jäljempänä ”Projektit”) liittyvien immateriaalioikeuksien luovutuksesta Yhtiölle.</text:p>
      <text:h text:style-name="P11" text:outline-level="1">3. Oikeuksien luovutus</text:h>
      <text:p text:style-name="P12"/>
      <text:p text:style-name="P13">Tekijä luovuttaa ja siirtää Yhtiölle kaikki oikeudet aiemmin syntyneisiin ja tulevaisuudessa syntyviin Yhtiöön liittyviin immateriaalioikeuksiin sisältäen, mutta ei rajoittuen, valmistuksen, edelleenluovuttamisen, markkinoinnin, jatko- ja tuotekehittämisen, muuttamisen sekä muun kaupallisen hyödyntämisen.</text:p>
      <text:p text:style-name="P14">Immateriaalioikeuksilla tarkoitetaan tässä sopimuksessa tekijänoikeuksia, tietokantasuojaa, taitotietoa (know-how), patentteja, mallioikeutta, tavaramerkkejä, verkkotunnuksia, hyödyllisyysmallioikeutta sekä muita varallisuusarvoa sisältäviä oikeuksia, jotka voivat kohdistua Projektiin tai sen osiin<text:s/>ja/tai sen hyödyntämiseksi tarvittavaan ohjelmistoihin ja dokumentaatioon sekä muihin materiaaleihin, riippumatta siitä onko kyseinen oikeus rekisteröity (jäljempänä ”Immateriaalioikeudet”). <text:s/></text:p>
      <text:p text:style-name="P15"/>
      <text:h text:style-name="P16" text:outline-level="1">4. Korvaukset</text:h>
      <text:p text:style-name="P17"/>
      <text:p text:style-name="P18">Osapuolet toteavat, että Yhtiö ei maksa luovutettavista Immateriaalioikeuksista erillistä korvausta.</text:p>
      <text:p text:style-name="P19"/>
      <text:h text:style-name="P20" text:outline-level="1">5. Salassapito</text:h>
      <text:p text:style-name="Normaali"/>
      <text:p text:style-name="P21">BelleGames Oy harjoittaa jatkuvasti tuotekehitys- ja muuta kehitystoimintaa, jonka tuloksena yritykselle syntyy luottamuksellista yritystietoa (liikesalaisuuksia) yrityksen<text:s/>nykyisillä ja mahdollisesti myös uusilla liiketoiminta-alueilla. Nämä tiedot ovat salassapidon alaisia. Tästä johtuen sopimuksen allekirjoittaja ymmärtää ja hyväksyy, että BelleGamesilla on erityisen painava syy rajoittaa sopimuksen allekirjoittajan oikeuksia näiden liikesalaisuuksien suhteen myös kahden seuraavan vuoden ajan.</text:p>
      <text:p text:style-name="P22">Edellä tarkoitettuja liikesalaisuuksia ovat muun muassa tuote- ja liiketoimintaideat sekä menetelmät, suunnittelukaavat, markkinointi- ja myyntisuunnitelmat, kustannustiedot, hinnastot, strategiat, ennusteet, budjetit, toimintasuunnitelmat, asiakasluettelot, työnantajankäytössä olevat tietokoneohjelmat, parannusehdotukset, laitteiden määrittelyt ja ominaisuudet, tutkimustulokset, keksinnöt jne.</text:p>
      <text:p text:style-name="P23">Harjoittelija sitoutuu työsuhteen aikana<text:s/>sekä sen päättymisen jälkeen olemaan paljastamatta ja/tai mitenkään käyttämättä hyväkseen työnantajan liikesalaisuuksia ilman työnantajan kirjallista lupaa.</text:p>
      <text:soft-page-break/>
      <text:p text:style-name="P24">Harjoittelijan on työsuhteen päättyessä välittömästi luovutettava työnantajalle kaikki hallussaan oleva työnantajalle kuuluvia liikesalaisuuksia sisältävä materiaali sekä kaikki tällaisesta materiaalista otetut jäljennökset. Luovutusvelvollisuus koskee myös kaikkia työnantajan liiketoimintaan liittyviä sähköpostitiedostoja, vaikka ne olisivat syntyneet<text:s/>vasta työsuhteen päättymisen jälkeen</text:p>
      <text:p text:style-name="P25"/>
      <text:h text:style-name="P26" text:outline-level="1">5. Yhtiön oikeudet ja velvollisuudet</text:h>
      <text:p text:style-name="P27"/>
      <text:p text:style-name="P28">Yhtiö sitoutuu huolehtimaan parhaan kykynsä mukaan Immateriaalioikeuksien edelleen kehittämisestä ja kaupallisesta hyödyntämisestä.</text:p>
      <text:p text:style-name="Leipäteksti2"/>
      <text:h text:style-name="P29" text:outline-level="1">6. Vakuutukset</text:h>
      <text:p text:style-name="P30"/>
      <text:p text:style-name="P31">Tekijä vakuuttaa, ettei hänellä ole tiedossaan sellaisia seikkoja, jotka vaikuttaisivat Yhtiölle myönnettäviin oikeuksiin niitä rajoittavasti ja että Tekijällä on oikeus solmia tämä sopimus.</text:p>
      <text:p text:style-name="P32"/>
      <text:h text:style-name="P33" text:outline-level="1">7. Voimassaolo</text:h>
      <text:p text:style-name="P34"/>
      <text:p text:style-name="Leipäteksti2"><text:span text:style-name="T35">Tämä sopimus tulee voimaan, kun Osapuolet ovat sen allekirjoittaneet.</text:span></text:p>
      <text:p text:style-name="P36"/>
      <text:h text:style-name="P37" text:outline-level="1">8.<text:s/>Sopimusmuutokset ja sopimuksen siirtäminen</text:h>
      <text:p text:style-name="Leipäteksti2"/>
      <text:p text:style-name="P38">Muutoksista tähän sopimukseen on sovittava kirjallisesti ja Osapuolten on allekirjoitettava muutokset, jotta muutokset tulevat Osapuolia sitoviksi.</text:p>
      <text:p text:style-name="P39"/>
      <text:p text:style-name="P40">Osapuolet eivät voi siirtää tämän sopimuksen mukaisia oikeuksia<text:s/>tai velvoitteita kolmansille osapuolille ilman toisen Osapuolen etukäteen antamaa kirjallista suostumusta.</text:p>
      <text:p text:style-name="P41"/>
      <text:h text:style-name="P42" text:outline-level="1">9. Riitojen ratkaiseminen</text:h>
      <text:p text:style-name="P43"/>
      <text:p text:style-name="P44">Tästä sopimuksesta aiheutuvat riitaisuudet ratkaistaan ensisijaisesti Osapuolten välisissä neuvotteluissa. Mikäli neuvotteluissa ei saavuteta hyväksyttävää ratkaisua, ratkaistaan erimielisyydet Oulun käräjäoikeudessa.</text:p>
      <text:p text:style-name="P45"/>
      <text:h text:style-name="P46" text:outline-level="1">10. Allekirjoitukset</text:h>
      <text:p text:style-name="P47"/>
      <text:p text:style-name="P48">Tämä sopimus on laadittu kahtena (2) samasanaisena kappaleena, yksi kummallekin Osapuolelle.</text:p>
      <text:p text:style-name="P49"/>
      <text:p text:style-name="P50">Oulussa<text:s/>9.<text:s/>päivänä<text:s/>lokakuuta<text:s/>2019</text:p>
      <text:p text:style-name="P51"/>
      <text:p text:style-name="P52"/>
      <text:p text:style-name="P53"/>
      <text:p text:style-name="P54"/>
      <text:p text:style-name="P55"/>
      <text:p text:style-name="P56">Pirjo Ritokangas-Huttunen<text:tab/><text:tab/>Niko Aki-Petteri Leppänoro</text:p>
      <text:p text:style-name="P57">toimitusjohtaja, BelleGames O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fi" fo:country="FI" style:language-asian="fi" style:country-asian="FI" style:language-complex="ar" style:country-complex="SA" style:text-combine="none" fo:hyphenate="true"/>
    </style:default-style>
    <style:style style:name="Otsikko1" style:display-name="Otsikko 1" style:family="paragraph" style:next-style-name="Textbody" style:default-outline-level="1">
      <style:paragraph-properties fo:keep-with-next="always" fo:text-align="center"/>
      <style:text-properties fo:font-weight="bold" style:font-weight-asian="bold" style:font-weight-complex="bold" fo:font-size="18pt" style:font-size-asian="18pt" fo:hyphenate="false"/>
    </style:style>
    <style:style style:name="Otsikko2" style:display-name="Otsikko 2" style:family="paragraph" style:next-style-name="Textbody" style:default-outline-level="2">
      <style:paragraph-properties fo:keep-with-next="always" fo:text-align="center"/>
      <style:text-properties fo:font-weight="bold" style:font-weight-asian="bold" style:font-weight-complex="bold" fo:font-style="italic" style:font-style-asian="italic" style:font-style-complex="italic" fo:font-size="14pt" style:font-size-asian="14pt" style:font-size-complex="14pt" fo:hyphenate="false"/>
    </style:style>
    <style:style style:name="Otsikko3" style:display-name="Otsikko 3" style:family="paragraph" style:next-style-name="Textbody" style:default-outline-level="3">
      <style:paragraph-properties fo:keep-with-next="always" fo:text-align="justify"/>
      <style:text-properties style:font-name="Garamond" fo:font-weight="bold" style:font-weight-asian="bold" style:font-weight-complex="bold" fo:font-size="11pt" style:font-size-asian="11pt" style:font-size-complex="14pt" fo:hyphenate="false"/>
    </style:style>
    <style:style style:name="Normaali" style:display-name="Normaali" style:family="paragraph">
      <style:paragraph-properties fo:widows="2" fo:orphans="2"/>
      <style:text-properties fo:font-size="12pt" style:font-size-asian="12pt" style:font-size-complex="12pt" style:language-asian="ar" style:country-asian="SA" fo:hyphenate="false"/>
    </style:style>
    <style:style style:name="Kappaleenoletusfontti" style:display-name="Kappaleen oletusfontti" style:family="text"/>
    <style:style style:name="Standard" style:display-name="Standard" style:family="paragraph">
      <style:paragraph-properties fo:widows="2" fo:orphans="2"/>
      <style:text-properties fo:hyphenate="false"/>
    </style:style>
    <style:style style:name="Heading" style:display-name="Heading" style:family="paragraph" style:parent-style-name="Normaali"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Normaali">
      <style:paragraph-properties fo:text-align="justify" fo:margin-bottom="0.0833in"/>
      <style:text-properties fo:hyphenate="false"/>
    </style:style>
    <style:style style:name="Luettelo" style:display-name="Luettelo" style:family="paragraph" style:parent-style-name="Textbody">
      <style:text-properties style:font-name="Arial" style:font-name-complex="Tahoma" fo:hyphenate="false"/>
    </style:style>
    <style:style style:name="Kuvaotsikko" style:display-name="Kuvaotsikko" style:family="paragraph" style:parent-style-name="Normaali">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Normaali">
      <style:paragraph-properties text:number-lines="false"/>
      <style:text-properties style:font-name="Arial" style:font-name-complex="Tahoma" fo:hyphenate="false"/>
    </style:style>
    <style:style style:name="Otsikko10" style:display-name="Otsikko1" style:family="paragraph" style:parent-style-name="Normaali">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Kuvaotsikko1" style:display-name="Kuvaotsikko1" style:family="paragraph" style:parent-style-name="Normaali">
      <style:paragraph-properties text:number-lines="false" fo:margin-top="0.0833in" fo:margin-bottom="0.0833in"/>
      <style:text-properties style:font-name="Arial" style:font-name-complex="Tahoma" fo:font-style="italic" style:font-style-asian="italic" style:font-style-complex="italic" fo:hyphenate="false"/>
    </style:style>
    <style:style style:name="Ylätunniste" style:display-name="Ylätunnis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atunniste" style:display-name="Alatunnis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eliteteksti" style:display-name="Seliteteksti" style:family="paragraph" style:parent-style-name="Standard">
      <style:text-properties style:font-name="Segoe UI" style:font-name-complex="Segoe UI" fo:font-size="9pt" style:font-size-asian="9pt" style:font-size-complex="9pt" fo:hyphenate="false"/>
    </style:style>
    <style:style style:name="Leipäteksti2" style:display-name="Leipäteksti 2" style:family="paragraph" style:parent-style-name="Normaali">
      <style:paragraph-properties fo:text-align="justify"/>
      <style:text-properties style:font-name="Garamond" fo:font-size="11pt" style:font-size-asian="11pt" fo:hyphenate="false"/>
    </style:style>
    <style:style style:name="Kommentinteksti" style:display-name="Kommentin teksti" style:family="paragraph" style:parent-style-name="Normaali">
      <style:text-properties fo:font-size="10pt" style:font-size-asian="10pt" style:font-size-complex="10pt" fo:hyphenate="false"/>
    </style:style>
    <style:style style:name="Kommentinotsikko1" style:display-name="Kommentin otsikko1" style:family="paragraph" style:parent-style-name="Kommentinteksti">
      <style:text-properties fo:font-weight="bold" style:font-weight-asian="bold" style:font-weight-complex="bold" fo:hyphenate="false"/>
    </style:style>
    <style:style style:name="Seliteteksti1" style:display-name="Seliteteksti1" style:family="paragraph" style:parent-style-name="Normaali">
      <style:text-properties style:font-name="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Sivunumero" style:display-name="Sivunumero" style:family="text" style:parent-style-name="Kappaleenoletusfontti"/>
    <style:style style:name="Kommentinviite" style:display-name="Kommentin viite" style:family="text">
      <style:text-properties fo:font-size="8pt" style:font-size-asian="8pt" style:font-size-complex="8pt"/>
    </style:style>
    <style:style style:name="Korostus" style:display-name="Korostus" style:family="text">
      <style:text-properties fo:font-style="italic" style:font-style-asian="italic" style:font-style-complex="italic"/>
    </style:style>
    <style:style style:name="Hyperlinkki" style:display-name="Hyperlinkki" style:family="text">
      <style:text-properties fo:color="#000080" style:text-underline-type="single" style:text-underline-style="solid" style:text-underline-width="auto" style:text-underline-mode="continuous" style:text-underline-color="font-color"/>
    </style:style>
    <style:style style:name="HeaderChar" style:display-name="Header Char" style:family="text" style:parent-style-name="Kappaleenoletusfontti"/>
    <style:style style:name="BalloonTextChar" style:display-name="Balloon Text Char" style:family="text" style:parent-style-name="Kappaleenoletusfontti">
      <style:text-properties style:font-name="Segoe UI" style:font-name-complex="Segoe UI" fo:font-size="9pt" style:font-size-asian="9pt" style:font-size-complex="9pt"/>
    </style:style>
    <style:style style:name="FooterChar" style:display-name="Footer Char" style:family="text" style:parent-style-name="Kappaleenoletusfontti"/>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1.1812in" fo:margin-bottom="0.4916in" fo:margin-right="0.893in" style:num-format="1" style:writing-mode="lr-tb">
        <style:footnote-sep style:width="0.007in" style:rel-width="33%" style:color="#000000" style:line-style="solid" style:adjustment="left"/>
      </style:page-layout-properties>
      <style:header-style>
        <style:header-footer-properties style:dynamic-spacing="true" fo:min-height="0.8861in"/>
      </style:header-style>
      <style:footer-style>
        <style:header-footer-properties style:dynamic-spacing="true" fo:min-height="0.493in"/>
      </style:footer-style>
    </style:page-layout>
    <style:style style:name="P2" style:parent-style-name="Ylätunniste" style:family="paragraph">
      <style:paragraph-properties fo:margin-right="0.25in">
        <style:tab-stops>
          <style:tab-stop style:type="center" style:position="2.9715in"/>
          <style:tab-stop style:type="center" style:position="3.3465in"/>
          <style:tab-stop style:type="right" style:position="5.9437in"/>
          <style:tab-stop style:type="right" style:position="6.693in"/>
        </style:tab-stops>
      </style:paragraph-properties>
    </style:style>
    <style:style style:name="T3" style:parent-style-name="Kappaleenoletusfontti" style:family="text">
      <style:text-properties fo:language="en" fo:country="US"/>
    </style:style>
    <style:style style:name="T4" style:parent-style-name="Kappaleenoletusfontti" style:family="text">
      <style:text-properties style:font-name="Garamond" fo:font-size="8pt" style:font-size-asian="8pt" fo:language="en" fo:country="US"/>
    </style:style>
    <style:style style:name="P5" style:parent-style-name="Otsikko1" style:family="paragraph">
      <style:paragraph-properties>
        <style:tab-stops>
          <style:tab-stop style:type="left" style:position="0in"/>
        </style:tab-stops>
      </style:paragraph-properties>
      <style:text-properties style:font-name="Garamond" fo:font-size="16pt" style:font-size-asian="16pt"/>
    </style:style>
    <style:style style:name="P6" style:parent-style-name="Ylätunniste" style:family="paragraph">
      <style:paragraph-properties fo:margin-right="0.25in">
        <style:tab-stops>
          <style:tab-stop style:type="center" style:position="2.9715in"/>
          <style:tab-stop style:type="center" style:position="3.3465in"/>
          <style:tab-stop style:type="right" style:position="5.9437in"/>
          <style:tab-stop style:type="right" style:position="6.693in"/>
        </style:tab-stops>
      </style:paragraph-properties>
      <style:text-properties fo:language="en" fo:country="US"/>
    </style:style>
  </office:automatic-styles>
  <office:master-styles>
    <style:master-page style:name="MP0" style:page-layout-name="PL0">
      <style:header>
        <text:p text:style-name="P2"><text:span text:style-name="T3"><text:tab/></text:span><text:span text:style-name="T4">LUOTTAMUKSELLINEN</text:span></text:p>
        <text:h text:style-name="P5" text:outline-level="1">Oikeuksiensiirtosopimus</text:h>
        <text:p text:style-name="P6"><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pimus immateriaalioikeuksien siirrosta</dc:title>
    <meta:initial-creator>Markus Myhrberg</meta:initial-creator>
    <dc:creator>Niko Aki-Petteri Leppänoro</dc:creator>
    <meta:creation-date>2018-05-07T07:35:00Z</meta:creation-date>
    <dc:date>2019-10-09T05:22:00Z</dc:date>
    <meta:print-date>2019-01-02T08:41:00Z</meta:print-date>
    <meta:template xlink:href="Normal.dotm" xlink:type="simple"/>
    <meta:editing-cycles>8</meta:editing-cycles>
    <meta:editing-duration>PT7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8" meta:word-count="457" meta:character-count="4155" meta:row-count="30" meta:non-whitespace-character-count="3706"/>
  </office:meta>
</office:document-meta>
</file>